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5f7" officeooo:paragraph-rsid="001675f7"/>
    </style:style>
    <style:style style:name="P2" style:family="paragraph" style:parent-style-name="Standard">
      <style:text-properties officeooo:rsid="0016b67f" officeooo:paragraph-rsid="0016b67f"/>
    </style:style>
    <style:style style:name="P3" style:family="paragraph" style:parent-style-name="Standard">
      <style:text-properties officeooo:rsid="0017ff14" officeooo:paragraph-rsid="0017ff14"/>
    </style:style>
    <style:style style:name="P4" style:family="paragraph" style:parent-style-name="Standard">
      <style:text-properties officeooo:rsid="0019d61d" officeooo:paragraph-rsid="0019d61d"/>
    </style:style>
    <style:style style:name="P5" style:family="paragraph" style:parent-style-name="Standard">
      <style:text-properties officeooo:rsid="001abe86" officeooo:paragraph-rsid="001abe86"/>
    </style:style>
    <style:style style:name="T1" style:family="text">
      <style:text-properties officeooo:rsid="0016b67f"/>
    </style:style>
    <style:style style:name="T2" style:family="text">
      <style:text-properties officeooo:rsid="0017ff14"/>
    </style:style>
    <style:style style:name="T3" style:family="text">
      <style:text-properties officeooo:rsid="001ab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2 – Segurança de Dados</text:p>
      <text:p text:style-name="P1"/>
      <text:p text:style-name="P3">I</text:p>
      <text:p text:style-name="P1"/>
      <text:p text:style-name="P1">1) Todos os bytes foram alterados; <text:span text:style-name="T1">(Efeito avalanche)</text:span></text:p>
      <text:p text:style-name="P1"/>
      <text:p text:style-name="P1">2) No DES, a função f é chamada 16 vezes; No Triple DES, é chamada 48 vezes;</text:p>
      <text:p text:style-name="P1"/>
      <text:p text:style-name="P1">3) A chave tem <text:span text:style-name="T1">64</text:span> bits;</text:p>
      <text:p text:style-name="P1"/>
      <text:p text:style-name="P2">4)</text:p>
      <text:p text:style-name="P2"/>
      <text:p text:style-name="P2">5) <text:span text:style-name="T2">As chaves são guardadas no vetor KS, num total de 16 chaves.</text:span></text:p>
      <text:p text:style-name="P2"/>
      <text:p text:style-name="P3">6) Antes do round 1, L[0] e R[0] tem 25% dos bits iguais a 1 e 75% dos bits iguais a 0;</text:p>
      <text:p text:style-name="P3">Antes do round 2, L[0] tem 25% dos bits iguais a 1 e 75% dos bits iguais a 0, enquanto R[0] tem 53% dos bits iguais a 1 e 47% dos bits iguais a 0; Apesar de L[0] não estar igualmente dividido, a proporção de zeros e uns em L e R fica oscilando próximo a 50% nos rounds seguintes, portanto o DES pode ser considerado uma cifra forte.</text:p>
      <text:p text:style-name="P3"/>
      <text:p text:style-name="P3"/>
      <text:p text:style-name="P3">II</text:p>
      <text:p text:style-name="P3"/>
      <text:p text:style-name="P3">1)</text:p>
      <text:p text:style-name="P3"/>
      <text:p text:style-name="P4">2)</text:p>
      <text:p text:style-name="P4"/>
      <text:p text:style-name="P4"/>
      <text:p text:style-name="P4">III</text:p>
      <text:p text:style-name="P4"/>
      <text:p text:style-name="P4">1) Não; São cifras diferentes.</text:p>
      <text:p text:style-name="P4"/>
      <text:p text:style-name="P4">2) No ECB, os dois outputs são iguais, mas no CBC são diferentes;</text:p>
      <text:p text:style-name="P4"/>
      <text:p text:style-name="P4">3) <text:span text:style-name="T3">Padding é o processo de adicionar caracteres à mensagem para que tenha comprimento múltiplo de 128 bits; Esse javascript não faz pois não aceita mensagens com comprimento diferente de 128 bits;</text:span></text:p>
      <text:p text:style-name="P4"/>
      <text:p text:style-name="P5">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17:39.318313830</meta:creation-date>
    <dc:date>2020-03-02T09:38:43.178713081</dc:date>
    <meta:editing-duration>PT9M3S</meta:editing-duration>
    <meta:editing-cycles>1</meta:editing-cycles>
    <meta:document-statistic meta:table-count="0" meta:image-count="0" meta:object-count="0" meta:page-count="1" meta:paragraph-count="17" meta:word-count="197" meta:character-count="971" meta:non-whitespace-character-count="790"/>
    <meta:generator>LibreOffice/5.1.6.2$Linux_X86_64 LibreOffice_project/10m0$Build-2</meta:generator>
  </office:meta>
</office:document-meta>
</file>